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office:value-type="string" calcext:value-type="string">
            <text:p>301520</text:p>
          </table:table-cell>
          <table:table-cell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 table:number-rows-repeated="10481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.00.0000</text:date>, <text:time style:data-style-name="N2" text:time-value="18:42:32.8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1T18:46:38.964000000</dc:date>
    <meta:editing-duration>P9DT18H29M24S</meta:editing-duration>
    <meta:editing-cycles>4280</meta:editing-cycles>
    <meta:document-statistic meta:table-count="6" meta:cell-count="11853" meta:object-count="0"/>
    <meta:user-defined meta:name="qrichtext">1</meta:user-defined>
  </office:meta>
</office:document-meta>
</file>